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solid" draw:stroke-dash="Dashed_20__28_var_29__20_4" draw:marker-end="Arrow_20_concave" draw:marker-end-width="0.152cm" draw:fill="none" draw:textarea-vertical-align="middle"/>
    </style:style>
    <style:style style:name="gr4" style:family="graphic" style:parent-style-name="objectwithoutfill">
      <style:graphic-properties draw:marker-end="Arrow_20_concave" draw:marker-end-width="0.152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8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stroke-dash="Dashed_20__28_var_29__20_4" draw:marker-end="Arrow_20_concave" draw:marker-end-width="0.152cm" draw:fill="none" draw:textarea-vertical-align="middle"/>
    </style:style>
    <style:style style:name="gr9" style:family="graphic" style:parent-style-name="standard">
      <style:graphic-properties draw:fill-color="#dc23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6pt" style:font-size-asian="6pt" style:font-size-complex="6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0.489cm" svg:height="0.45cm" svg:x="2.035cm" svg:y="3.061cm">
            <text:p text:style-name="P1"><text:span text:style-name="T1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2.27cm" svg:y1="3.54cm" svg:x2="2.27cm" svg:y2="8.874cm">
            <text:p/>
          </draw:line>
          <draw:line draw:style-name="gr2" draw:text-style-name="P1" draw:layer="layout" svg:x1="4.81cm" svg:y1="3.54cm" svg:x2="4.81cm" svg:y2="8.874cm">
            <text:p/>
          </draw:line>
          <draw:line draw:style-name="gr2" draw:text-style-name="P1" draw:layer="layout" svg:x1="9.89cm" svg:y1="3.509cm" svg:x2="9.89cm" svg:y2="8.874cm">
            <text:p/>
          </draw:line>
          <draw:line draw:style-name="gr2" draw:text-style-name="P1" draw:layer="layout" svg:x1="7.35cm" svg:y1="3.54cm" svg:x2="7.35cm" svg:y2="8.874cm">
            <text:p/>
          </draw:line>
          <draw:line draw:style-name="gr2" draw:text-style-name="P1" draw:layer="layout" svg:x1="12.43cm" svg:y1="3.509cm" svg:x2="12.43cm" svg:y2="8.874cm">
            <text:p/>
          </draw:line>
          <draw:line draw:style-name="gr3" draw:text-style-name="P1" draw:layer="layout" svg:x1="9.89cm" svg:y1="6.542cm" svg:x2="2.27cm" svg:y2="6.542cm">
            <text:p/>
          </draw:line>
          <draw:line draw:style-name="gr4" draw:text-style-name="P1" draw:layer="layout" svg:x1="7.35cm" svg:y1="5.98cm" svg:x2="9.89cm" svg:y2="5.98cm">
            <text:p/>
          </draw:line>
          <draw:line draw:style-name="gr4" draw:text-style-name="P1" draw:layer="layout" svg:x1="4.81cm" svg:y1="5.753cm" svg:x2="7.35cm" svg:y2="5.753cm">
            <text:p/>
          </draw:line>
          <draw:line draw:style-name="gr4" draw:text-style-name="P1" draw:layer="layout" svg:x1="2.27cm" svg:y1="4.175cm" svg:x2="4.81cm" svg:y2="4.175cm">
            <text:p/>
          </draw:line>
          <draw:line draw:style-name="gr3" draw:text-style-name="P1" draw:layer="layout" svg:x1="4.81cm" svg:y1="4.864cm" svg:x2="2.27cm" svg:y2="4.864cm">
            <text:p/>
          </draw:line>
          <draw:frame draw:style-name="gr5" draw:text-style-name="P3" draw:layer="layout" svg:width="2.34cm" svg:height="0.735cm" svg:x="2.443cm" svg:y="3.567cm">
            <draw:text-box>
              <text:p text:style-name="P1"><text:span text:style-name="T2">Echo Request To 5</text:span></text:p>
              <text:p text:style-name="P1"><text:span text:style-name="T2">(initial size a)</text:span></text:p>
            </draw:text-box>
          </draw:frame>
          <draw:frame draw:style-name="gr6" draw:text-style-name="P3" draw:layer="layout" svg:width="2.369cm" svg:height="0.735cm" svg:x="2.397cm" svg:y="4.229cm">
            <draw:text-box>
              <text:p text:style-name="P1"><text:span text:style-name="T2">Packet Too Big To 1</text:span></text:p>
              <text:p text:style-name="P1"><text:span text:style-name="T2">(new size b &lt; a)</text:span></text:p>
            </draw:text-box>
          </draw:frame>
          <draw:line draw:style-name="gr4" draw:text-style-name="P1" draw:layer="layout" svg:x1="2.27cm" svg:y1="5.553cm" svg:x2="4.81cm" svg:y2="5.553cm">
            <text:p/>
          </draw:line>
          <draw:frame draw:style-name="gr7" draw:text-style-name="P3" draw:layer="layout" svg:width="2.369cm" svg:height="0.735cm" svg:x="4.81cm" svg:y="5.907cm">
            <draw:text-box>
              <text:p text:style-name="P1"><text:span text:style-name="T2">Packet Too Big To 1</text:span></text:p>
              <text:p text:style-name="P1"><text:span text:style-name="T2">(new size c &lt; b &lt; a)</text:span></text:p>
            </draw:text-box>
          </draw:frame>
          <draw:frame draw:style-name="gr7" draw:text-style-name="P3" draw:layer="layout" svg:width="2.293cm" svg:height="0.735cm" svg:x="2.39cm" svg:y="4.918cm">
            <draw:text-box>
              <text:p text:style-name="P1"><text:span text:style-name="T2">Echo Request To 5</text:span></text:p>
              <text:p text:style-name="P1"><text:span text:style-name="T2">(updated size b)</text:span></text:p>
            </draw:text-box>
          </draw:frame>
          <draw:frame draw:style-name="gr7" draw:text-style-name="P3" draw:layer="layout" svg:width="2.293cm" svg:height="0.735cm" svg:x="4.81cm" svg:y="5.118cm">
            <draw:text-box>
              <text:p text:style-name="P1"><text:span text:style-name="T2">Echo Request To 5</text:span></text:p>
              <text:p text:style-name="P1"><text:span text:style-name="T2">(updated size b)</text:span></text:p>
            </draw:text-box>
          </draw:frame>
          <draw:frame draw:style-name="gr7" draw:text-style-name="P3" draw:layer="layout" svg:width="2.293cm" svg:height="0.735cm" svg:x="7.47cm" svg:y="5.299cm">
            <draw:text-box>
              <text:p text:style-name="P1"><text:span text:style-name="T2">Echo Request To 5</text:span></text:p>
              <text:p text:style-name="P1"><text:span text:style-name="T2">(updated size b)</text:span></text:p>
            </draw:text-box>
          </draw:frame>
          <draw:line draw:style-name="gr8" draw:text-style-name="P1" draw:layer="layout" svg:x1="7.35cm" svg:y1="7.739cm" svg:x2="9.89cm" svg:y2="7.739cm">
            <text:p/>
          </draw:line>
          <draw:line draw:style-name="gr8" draw:text-style-name="P1" draw:layer="layout" svg:x1="4.81cm" svg:y1="7.485cm" svg:x2="7.35cm" svg:y2="7.485cm">
            <text:p/>
          </draw:line>
          <draw:line draw:style-name="gr4" draw:text-style-name="P1" draw:layer="layout" svg:x1="2.27cm" svg:y1="7.231cm" svg:x2="4.81cm" svg:y2="7.231cm">
            <text:p/>
          </draw:line>
          <draw:frame draw:style-name="gr7" draw:text-style-name="P3" draw:layer="layout" svg:width="2.293cm" svg:height="0.735cm" svg:x="2.27cm" svg:y="6.596cm">
            <draw:text-box>
              <text:p text:style-name="P1"><text:span text:style-name="T2">Echo Request To 5</text:span></text:p>
              <text:p text:style-name="P1"><text:span text:style-name="T2">(updated size c)</text:span></text:p>
            </draw:text-box>
          </draw:frame>
          <draw:line draw:style-name="gr8" draw:text-style-name="P1" draw:layer="layout" svg:x1="9.89cm" svg:y1="7.993cm" svg:x2="12.43cm" svg:y2="7.993cm">
            <text:p/>
          </draw:line>
          <draw:line draw:style-name="gr3" draw:text-style-name="P1" draw:layer="layout" svg:x1="12.43cm" svg:y1="8.466cm" svg:x2="2.27cm" svg:y2="8.466cm">
            <text:p/>
          </draw:line>
          <draw:frame draw:style-name="gr7" draw:text-style-name="P3" draw:layer="layout" svg:width="2.458cm" svg:height="0.493cm" svg:x="6.162cm" svg:y="8.039cm">
            <draw:text-box>
              <text:p text:style-name="P1"><text:span text:style-name="T2">Echo Response To 1</text:span></text:p>
            </draw:text-box>
          </draw:frame>
          <draw:custom-shape draw:style-name="gr1" draw:text-style-name="P2" draw:layer="layout" svg:width="0.489cm" svg:height="0.45cm" svg:x="4.57cm" svg:y="3.061cm">
            <text:p text:style-name="P1"><text:span text:style-name="T1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0.489cm" svg:height="0.45cm" svg:x="12.176cm" svg:y="3.061cm">
            <text:p text:style-name="P1"><text:span text:style-name="T1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0.489cm" svg:height="0.45cm" svg:x="9.641cm" svg:y="3.061cm">
            <text:p text:style-name="P1"><text:span text:style-name="T1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0.489cm" svg:height="0.45cm" svg:x="7.115cm" svg:y="3.09cm">
            <text:p text:style-name="P1"><text:span text:style-name="T1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3" draw:layer="layout" svg:width="2.293cm" svg:height="0.735cm" svg:x="4.93cm" svg:y="6.869cm">
            <draw:text-box>
              <text:p text:style-name="P1"><text:span text:style-name="T2">Echo Request To 5</text:span></text:p>
              <text:p text:style-name="P1"><text:span text:style-name="T2">(updated size c)</text:span></text:p>
            </draw:text-box>
          </draw:frame>
          <draw:frame draw:style-name="gr7" draw:text-style-name="P3" draw:layer="layout" svg:width="2.293cm" svg:height="0.735cm" svg:x="7.45cm" svg:y="7.123cm">
            <draw:text-box>
              <text:p text:style-name="P1"><text:span text:style-name="T2">Echo Request To 5</text:span></text:p>
              <text:p text:style-name="P1"><text:span text:style-name="T2">(updated size c)</text:span></text:p>
            </draw:text-box>
          </draw:frame>
          <draw:frame draw:style-name="gr5" draw:text-style-name="P3" draw:layer="layout" svg:width="2.32cm" svg:height="0.735cm" svg:x="9.983cm" svg:y="7.377cm">
            <draw:text-box>
              <text:p text:style-name="P1"><text:span text:style-name="T2">Echo Request To 5</text:span></text:p>
              <text:p text:style-name="P1"><text:span text:style-name="T2">(updated size c)</text:span></text:p>
            </draw:text-box>
          </draw:frame>
          <draw:custom-shape draw:style-name="gr9" draw:text-style-name="P1" draw:layer="layout" svg:width="0.361cm" svg:height="0.361cm" draw:transform="rotate (0.785398163397448) translate (4.783cm 4.176cm)">
            <text:p/>
  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8518.65168539326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" draw:layer="layout" svg:width="0.361cm" svg:height="0.361cm" draw:transform="rotate (0.785398163397448) translate (9.89cm 5.954cm)">
            <text:p/>
  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8518.65168539326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honghong Ou</meta:initial-creator>
    <meta:creation-date>2014-09-21T21:42:40.619829201</meta:creation-date>
    <dc:date>2014-10-15T19:06:55.707510042</dc:date>
    <dc:creator>Zhonghong Ou</dc:creator>
    <meta:editing-duration>PT13H57M16S</meta:editing-duration>
    <meta:editing-cycles>3</meta:editing-cycles>
    <meta:generator>LibreOffice/4.2.6.3$Linux_X86_64 LibreOffice_project/420m0$Build-3</meta:generator>
    <meta:document-statistic meta:object-count="35"/>
  </office:meta>
</office:document-meta>
</file>